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7.701cm" table:align="left"/>
    </style:style>
    <style:style style:name="Table1.A" style:family="table-column">
      <style:table-column-properties style:column-width="10.543cm"/>
    </style:style>
    <style:style style:name="Table1.B" style:family="table-column">
      <style:table-column-properties style:column-width="1.148cm"/>
    </style:style>
    <style:style style:name="Table1.C" style:family="table-column">
      <style:table-column-properties style:column-width="0.093cm"/>
    </style:style>
    <style:style style:name="Table1.D" style:family="table-column">
      <style:table-column-properties style:column-width="35.916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10.543cm" table:align="left"/>
    </style:style>
    <style:style style:name="Table2.A" style:family="table-column">
      <style:table-column-properties style:column-width="10.543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35.784cm" table:align="left"/>
    </style:style>
    <style:style style:name="Table3.A" style:family="table-column">
      <style:table-column-properties style:column-width="35.784cm"/>
    </style:style>
    <style:style style:name="Table3.A1" style:family="table-cell">
      <style:table-cell-properties style:vertical-align="middl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language="fr" fo:country="FR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222222" fo:letter-spacing="normal"/>
    </style:style>
    <style:style style:name="P4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222222" style:font-name="Roboto" fo:font-size="14pt" fo:letter-spacing="normal" fo:language="fr" fo:country="FR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222222" style:font-name="Roboto" fo:font-size="14pt" fo:letter-spacing="normal" fo:language="fr" fo:country="BE" fo:font-style="normal" fo:font-weight="normal"/>
    </style:style>
    <style:style style:name="P6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222222" style:font-name="Calibri" fo:font-size="11pt" fo:letter-spacing="normal" fo:language="fr" fo:country="FR" fo:font-style="normal" fo:font-weight="normal" fo:background-color="#ffff00"/>
    </style:style>
    <style:style style:name="P7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222222" style:font-name="Calibri" fo:font-size="11pt" fo:letter-spacing="normal" fo:language="fr" fo:country="FR" fo:font-style="normal" fo:font-weight="normal"/>
    </style:style>
    <style:style style:name="P8" style:family="paragraph" style:parent-style-name="Text_20_body" style:list-style-name="L2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222222" style:font-name="Calibri" fo:font-size="11pt" fo:letter-spacing="normal" fo:language="fr" fo:country="FR" fo:font-style="normal" fo:font-weight="normal"/>
    </style:style>
    <style:style style:name="P9" style:family="paragraph" style:parent-style-name="Text_20_body" style:list-style-name="L3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222222" style:font-name="Calibri" fo:font-size="11pt" fo:letter-spacing="normal" fo:language="fr" fo:country="FR" fo:font-style="normal" fo:font-weight="normal"/>
    </style:style>
    <style:style style:name="P10" style:family="paragraph" style:parent-style-name="Text_20_body">
      <style:paragraph-properties fo:margin-left="0cm" fo:margin-right="0cm" fo:margin-top="0.212cm" fo:margin-bottom="0cm" fo:text-indent="0cm" style:auto-text-indent="false" fo:padding="0cm" fo:border="none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3" style:family="paragraph" style:parent-style-name="Table_20_Contents">
      <style:paragraph-properties fo:margin-left="0cm" fo:margin-right="0cm" fo:margin-top="0cm" fo:margin-bottom="0cm" fo:text-align="end" style:justify-single-word="false" fo:text-indent="0cm" style:auto-text-indent="false" fo:padding="0cm" fo:border="none"/>
      <style:text-properties fo:color="#222222"/>
    </style:style>
    <style:style style:name="P14" style:family="paragraph" style:parent-style-name="Table_20_Contents">
      <style:paragraph-properties fo:margin-left="0cm" fo:margin-right="0cm" fo:margin-top="0cm" fo:margin-bottom="0cm" style:line-height-at-least="0.476cm" fo:text-align="center" style:justify-single-word="false" fo:text-indent="0cm" style:auto-text-indent="false" fo:padding="0cm" fo:border="none"/>
      <style:text-properties fo:color="#444444" fo:font-size="2pt" style:font-size-asian="2pt" style:font-size-complex="2pt"/>
    </style:style>
    <style:style style:name="P15" style:family="paragraph" style:parent-style-name="Table_20_Contents">
      <style:paragraph-properties fo:margin-left="0cm" fo:margin-right="0cm" fo:margin-top="0cm" fo:margin-bottom="0cm" style:line-height-at-least="0.529cm" fo:text-indent="0cm" style:auto-text-indent="false" style:writing-mode="lr-tb"/>
      <style:text-properties fo:color="#5f6368" style:font-name="Roboto"/>
    </style:style>
    <style:style style:name="P16" style:family="paragraph" style:parent-style-name="Table_20_Contents">
      <style:paragraph-properties fo:margin-left="0.529cm" fo:margin-right="0cm" fo:margin-top="0cm" fo:margin-bottom="0cm" style:line-height-at-least="0.476cm" fo:text-align="center" style:justify-single-word="false" fo:text-indent="0cm" style:auto-text-indent="false" fo:padding="0cm" fo:border="none"/>
      <style:text-properties fo:color="#444444" fo:background-color="transparent"/>
    </style:style>
    <style:style style:name="P17" style:family="paragraph" style:parent-style-name="Table_20_Contents">
      <style:paragraph-properties fo:margin-left="0.106cm" fo:margin-right="0cm" fo:margin-top="0cm" fo:margin-bottom="0cm" style:line-height-at-least="0.529cm" fo:text-indent="0cm" style:auto-text-indent="false" fo:padding="0cm" fo:border="none"/>
      <style:text-properties fo:font-size="2pt" style:font-size-asian="2pt" style:font-size-complex="2pt"/>
    </style:style>
    <style:style style:name="P18" style:family="paragraph" style:parent-style-name="Heading_20_3">
      <style:paragraph-properties fo:margin-left="0cm" fo:margin-right="0cm" fo:margin-top="0cm" fo:margin-bottom="0cm" fo:text-indent="0cm" style:auto-text-indent="false"/>
      <style:text-properties style:font-name="Roboto"/>
    </style:style>
    <style:style style:name="T1" style:family="text">
      <style:text-properties fo:color="#202124" fo:font-weight="bold"/>
    </style:style>
    <style:style style:name="T2" style:family="text">
      <style:text-properties fo:color="#555555"/>
    </style:style>
    <style:style style:name="T3" style:family="text">
      <style:text-properties style:font-name="Roboto"/>
    </style:style>
    <style:style style:name="T4" style:family="text">
      <style:text-properties style:font-name="Roboto" style:font-name-asian="Roboto" style:font-name-complex="Roboto"/>
    </style:style>
    <style:style style:name="T5" style:family="text">
      <style:text-properties fo:color="#222222" style:font-name="Roboto" style:font-name-asian="Roboto" style:font-name-complex="Roboto"/>
    </style:style>
    <style:style style:name="T6" style:family="text">
      <style:text-properties fo:language="fr" fo:country="FR"/>
    </style:style>
    <style:style style:name="T7" style:family="text">
      <style:text-properties fo:language="fr" fo:country="FR" fo:background-color="#ffff00"/>
    </style:style>
    <style:style style:name="T8" style:family="text">
      <style:text-properties style:text-position="33% 80%"/>
    </style:style>
    <style:style style:name="fr1" style:family="graphic" style:parent-style-name="Graphics">
      <style:graphic-properties fo:margin-left="0cm" fo:margin-right="0.159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h text:style-name="P18" text:outline-level="3"><text:span text:style-name="T1">Frédérique Renault</text:span> <text:span text:style-name="T2">&lt;Frederique.Renault@technobel.be&gt;</text:span></text:h>
                </table:table-cell>
              </table:table-row>
            </table:table>
            <text:p text:style-name="P12"/>
          </table:table-cell>
          <table:table-cell table:style-name="Table1.A1" office:value-type="string">
            <text:p text:style-name="P13"><draw:frame draw:style-name="fr1" draw:name="graphics1" text:anchor-type="as-char" svg:width="0.529cm" svg:height="0.529cm" draw:z-index="2"><draw:image xlink:href="https://mail.google.com/mail/u/0/images/cleardot.gif" xlink:type="simple" xlink:show="embed" xlink:actuate="onLoad"/></draw:frame><text:bookmark text:name=":15c"/><text:span text:style-name="T3">30 oct. 2019 16:16 (il y a 3 jours)</text:span></text:p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16"><draw:frame draw:style-name="fr2" draw:name="graphics2" text:anchor-type="as-char" svg:width="0.529cm" svg:height="0.529cm" draw:z-index="0"><draw:image xlink:href="https://mail.google.com/mail/u/0/images/cleardot.gif" xlink:type="simple" xlink:show="embed" xlink:actuate="onLoad"/></draw:frame></text:p>
            <text:section text:style-name="Sect1" text:name=":12x">
              <text:p text:style-name="P14"><draw:frame draw:style-name="fr2" draw:name="graphics3" text:anchor-type="as-char" svg:width="0.529cm" svg:height="0.529cm" draw:z-index="1"><draw:image xlink:href="https://mail.google.com/mail/u/0/images/cleardot.gif" xlink:type="simple" xlink:show="embed" xlink:actuate="onLoad"/></draw:frame></text:p>
              <table:table table:name="Table3" table:style-name="Table3">
                <table:table-column table:style-name="Table3.A"/>
                <table:table-row>
                  <table:table-cell table:style-name="Table3.A1" office:value-type="string">
                    <text:p text:style-name="P15">À laurent.degimbe@gmail.com, quentin.derdelinckx@gmail.com, damien.fricot@hotmail.be, moi, florent.piette9@gmail.com, tom.wat@hotmail.com, bryanlockkamper2@gmail.com, Alexandre</text:p>
                    <text:section text:style-name="Sect2" text:name=":14k">
                      <text:p text:style-name="P17"><draw:frame draw:style-name="fr2" draw:name="graphics4" text:anchor-type="as-char" svg:width="0.529cm" svg:height="0.529cm" draw:z-index="3"><draw:image xlink:href="https://mail.google.com/mail/u/0/images/cleardot.gif" xlink:type="simple" xlink:show="embed" xlink:actuate="onLoad"/></draw:frame></text:p>
                    </text:section>
                  </table:table-cell>
                </table:table-row>
              </table:table>
              <text:p text:style-name="Table_20_Contents"/>
            </text:section>
          </table:table-cell>
        </table:table-row>
        <table:table-row>
          <table:table-cell table:style-name="Table1.A1" table:number-columns-spanned="3" office:value-type="string">
            <text:p text:style-name="P11"/>
          </table:table-cell>
          <table:covered-table-cell/>
          <table:covered-table-cell/>
          <table:covered-table-cell/>
        </table:table-row>
      </table:table>
      <text:section text:style-name="Sect2" text:name=":15h">
        <text:p text:style-name="P1"/>
      </text:section>
      <text:section text:style-name="Sect2" text:name=":15e">
        <text:p text:style-name="Text_20_body"/>
      </text:section>
      <text:section text:style-name="Sect2" text:name=":15j">
        <text:p text:style-name="P10"/>
        <text:section text:style-name="Sect2" text:name=":15u">
          <text:p text:style-name="P2">Bonjour à tous et toutes,</text:p>
          <text:p text:style-name="P3"> </text:p>
          <text:p text:style-name="P4">Félicitation à tous ; l’aventure UCM débute dès lundi prochain pour vous !</text:p>
          <text:p text:style-name="P3"> </text:p>
          <text:p text:style-name="P4">Voici les informations pratiques concernant la première journée de formation :</text:p>
          <text:p text:style-name="P3"> </text:p>
          <text:list xml:id="list1515046351776072420" text:style-name="L1">
            <text:list-item>
              <text:p text:style-name="P6">Accueil lundi 4/11</text:p>
            </text:list-item>
            <text:list-item>
              <text:p text:style-name="P7">Lieu : UCM – Erpent (il faut s’annoncer à l’accueil via l’entrée principale comme lorsque vous êtes venus passer vos tests)</text:p>
            </text:list-item>
            <text:list-item>
              <text:p text:style-name="P7">Horaire : 08h30-17h</text:p>
            </text:list-item>
            <text:list-item>
              <text:p text:style-name="P7">Le petit déjeuner et le lunch sont prévus par UCM</text:p>
            </text:list-item>
            <text:list-item>
              <text:p text:style-name="P7">Programme de la journée</text:p>
              <text:list>
                <text:list-item>
                  <text:p text:style-name="P7">Accueil sous forme de petit-déjeuner</text:p>
                </text:list-item>
                <text:list-item>
                  <text:p text:style-name="P7">Visite du  bâtiment et des locaux</text:p>
                </text:list-item>
                <text:list-item>
                  <text:p text:style-name="P7">Présentation du contenu de formation</text:p>
                </text:list-item>
                <text:list-item>
                  <text:p text:style-name="P7">Signature des contrats</text:p>
                </text:list-item>
                <text:list-item>
                  <text:p text:style-name="P7">lunch</text:p>
                </text:list-item>
                <text:list-item>
                  <text:p text:style-name="P7">Activité teambuilding</text:p>
                </text:list-item>
              </text:list>
            </text:list-item>
          </text:list>
          <text:p text:style-name="P3"> </text:p>
          <text:p text:style-name="P4">En pièce jointe, vous trouverez différents documents que nous vous invitons à lire pour lundi :</text:p>
          <text:list xml:id="list8734443209849181039" text:style-name="L2">
            <text:list-item>
              <text:p text:style-name="P8">Votre agenda de formation complet ; 2 semaines de congé prévues du 21 décembre au 5 janvier 2020 sont inclues</text:p>
            </text:list-item>
            <text:list-item>
              <text:p text:style-name="P8">Le guide de l’apprenant définissant le règlement d’ordre intérieur propre à Technobel</text:p>
            </text:list-item>
            <text:list-item>
              <text:p text:style-name="P8">Notice FSE</text:p>
            </text:list-item>
          </text:list>
          <text:p text:style-name="P3"> </text:p>
          <text:p text:style-name="P5"><text:span text:style-name="T7">Dès le mardi 5/11</text:span><text:span text:style-name="T6">, vous prendrez vos quartiers au sein des locaux de Formanam : Rue Godefroid 5-7 à 5000 Na             mur (rue en face de la gare de Namur). Il n’y a pas de place de parking disponible.</text:span></text:p>
          <text:list xml:id="list3355499188314546875" text:style-name="L3">
            <text:list-item>
              <text:p text:style-name="P9">Il faut entrer par la grande porte principale. Dans le hall, tourner à droite. Prendre l’escalier jusqu’au 1<text:span text:style-name="T8">er</text:span> étage. Un fléchage (« formation technobel » ) sera présent à partir du premier étage pour vous guider jusqu’à votre local</text:p>
            </text:list-item>
            <text:list-item>
              <text:p text:style-name="P9">Sur place, vous aurez accès à de l’eau, un frigo, un micro-onde et un senséo (pas les dosettes)</text:p>
            </text:list-item>
            <text:list-item>
              <text:p text:style-name="P9">Nous vous invitons à prendre vos couverts et pour les amateurs de café, vos dosettes</text:p>
            </text:list-item>
          </text:list>
          <text:p text:style-name="P3"> </text:p>
          <text:p text:style-name="P4">Pour toute question, n’hésitez pas à me contacter directement.</text:p>
          <text:p text:style-name="P3"> </text:p>
          <text:p text:style-name="P4"><text:soft-page-break/>Merci pour votre attention et excellente semaine à vous,</text:p>
          <text:p text:style-name="P3"> 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</meta:initial-creator>
    <meta:creation-date>2019-11-02T07:40:13.51</meta:creation-date>
    <meta:document-statistic meta:table-count="3" meta:image-count="4" meta:object-count="0" meta:page-count="2" meta:paragraph-count="38" meta:word-count="309" meta:character-count="1885"/>
    <dc:date>2019-11-02T07:40:37.70</dc:date>
    <dc:creator>bastien </dc:creator>
    <meta:editing-duration>PT28S</meta:editing-duration>
    <meta:editing-cycles>1</meta:editing-cycles>
    <meta:generator>OpenOffice/4.1.0$Win32 OpenOffice.org_project/410m18$Build-9764</meta:generator>
  </office:meta>
</office:document-meta>
</file>